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117.81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131.19pt"/>
    </style:style>
    <style:style style:name="co6" style:family="table-column">
      <style:table-column-properties fo:break-before="auto" style:column-width="117.04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20.26pt"/>
    </style:style>
    <style:style style:name="co10" style:family="table-column">
      <style:table-column-properties fo:break-before="auto" style:column-width="222.01pt"/>
    </style:style>
    <style:style style:name="co11" style:family="table-column">
      <style:table-column-properties fo:break-before="auto" style:column-width="239.24pt"/>
    </style:style>
    <style:style style:name="co12" style:family="table-column">
      <style:table-column-properties fo:break-before="auto" style:column-width="193.49pt"/>
    </style:style>
    <style:style style:name="co13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 style:data-style-name="N126">
      <style:table-cell-properties fo:border-bottom="none" fo:background-color="#ff99ff" fo:border-left="none" fo:border-right="0.74pt solid #000000" fo:border-top="none"/>
    </style:style>
    <style:style style:name="ce7" style:family="table-cell" style:parent-style-name="Default" style:data-style-name="N126">
      <style:table-cell-properties fo:border-bottom="0.74pt solid #000000" fo:background-color="#ff99ff" fo:border-left="none" fo:border-right="0.74pt solid #000000" fo:border-top="none"/>
    </style:style>
    <style:style style:name="ce8" style:family="table-cell" style:parent-style-name="Default" style:data-style-name="N126"/>
    <style:style style:name="ce9" style:family="table-cell" style:parent-style-name="Default" style:data-style-name="N126">
      <style:table-cell-properties fo:border-bottom="none" fo:background-color="#dddddd" fo:border-left="none" fo:border-right="0.74pt solid #000000" fo:border-top="0.74pt solid #000000"/>
    </style:style>
    <style:style style:name="ce10" style:family="table-cell" style:parent-style-name="Default" style:data-style-name="N126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126">
      <style:table-cell-properties fo:border-bottom="none" fo:background-color="#ff3333" fo:border-left="none" fo:border-right="0.74pt solid #000000" fo:border-top="none"/>
    </style:style>
    <style:style style:name="ce12" style:family="table-cell" style:parent-style-name="Default" style:data-style-name="N126">
      <style:table-cell-properties fo:background-color="#ff3333"/>
    </style:style>
    <style:style style:name="ce13" style:family="table-cell" style:parent-style-name="Default" style:data-style-name="N126">
      <style:table-cell-properties fo:border-bottom="none" fo:background-color="#00ccff" fo:border-left="none" fo:border-right="0.74pt solid #000000" fo:border-top="none"/>
    </style:style>
    <style:style style:name="ce14" style:family="table-cell" style:parent-style-name="Default" style:data-style-name="N126">
      <style:table-cell-properties fo:background-color="#00ccff"/>
    </style:style>
    <style:style style:name="ce15" style:family="table-cell" style:parent-style-name="Default" style:data-style-name="N126">
      <style:table-cell-properties fo:border-bottom="none" fo:background-color="#66ff99" fo:border-left="none" fo:border-right="0.74pt solid #000000" fo:border-top="none"/>
    </style:style>
    <style:style style:name="ce16" style:family="table-cell" style:parent-style-name="Default" style:data-style-name="N126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126">
      <style:table-cell-properties fo:background-color="#ff99ff" style:rotation-align="none"/>
    </style:style>
    <style:style style:name="ce19" style:family="table-cell" style:parent-style-name="Default" style:data-style-name="N126">
      <style:table-cell-properties fo:background-color="#66ff99"/>
    </style:style>
    <style:style style:name="gr1" style:family="graphic">
      <style:graphic-properties draw:stroke="none" svg:stroke-color="#000000" draw:fill="none" draw:fill-color="#ffffff" fo:min-height="255.03pt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tios &amp; Power" table:style-name="ta1">
        <office:forms form:automatic-focus="false" form:apply-design-mode="false"/>
        <table:shapes>
          <draw:frame draw:z-index="0" draw:style-name="gr1" draw:text-style-name="P1" svg:width="125.06pt" svg:height="255.03pt" svg:x="377.55pt" svg:y="29.17pt">
            <draw:text-box>
              <text:p>Notes:</text:p>
              <text:p/>
              <text:p>“Gain ratio” is how many inches the bike travels per inch the pedal is turned in a circle.</text:p>
              <text:p/>
              <text:p>A gain ration of 2 means that if you rotate the pedals 1m the bike will move forward 2m.</text:p>
              <text:p/>
              <text:p>Since power is conserved it is verified several times using different intermediate calculations to ensure its invariance. This is useful as an indicator of correctness.</text:p>
            </draw:text-box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Gear ratios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Crank length (mm)</text:p>
          </table:table-cell>
          <table:table-cell table:style-name="ce6" office:value-type="float" office:value="175" calcext:value-type="float">
            <text:p>175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Number of front teeth</text:p>
          </table:table-cell>
          <table:table-cell table:style-name="ce6" office:value-type="float" office:value="36" calcext:value-type="float">
            <text:p>36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Force applied to pedals (N)</text:p>
          </table:table-cell>
          <table:table-cell table:style-name="ce6" office:value-type="float" office:value="220" calcext:value-type="float">
            <text:p>220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Cadence (RPM)</text:p>
          </table:table-cell>
          <table:table-cell table:style-name="ce6" office:value-type="float" office:value="50" calcext:value-type="float">
            <text:p>50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Number of rear teeth</text:p>
          </table:table-cell>
          <table:table-cell table:style-name="ce6" office:value-type="float" office:value="24" calcext:value-type="float">
            <text:p>24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Rear wheel radius (mm)</text:p>
          </table:table-cell>
          <table:table-cell table:style-name="ce6" office:value-type="float" office:value="340" calcext:value-type="float">
            <text:p>340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style-name="ce3" office:value-type="string" calcext:value-type="string">
            <text:p>Mass of bike + rider + etc (kg)</text:p>
          </table:table-cell>
          <table:table-cell table:style-name="ce7" office:value-type="float" office:value="83" calcext:value-type="float">
            <text:p>83.0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style-name="Default"/>
          <table:table-cell table:style-name="ce8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Calculated values</text:p>
          </table:table-cell>
          <table:table-cell table:style-name="ce9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0"/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Cadence (rad/s)</text:p>
          </table:table-cell>
          <table:table-cell table:style-name="ce10" table:formula="of:=[.B8]*3.14/30" office:value-type="float" office:value="5.23333333333333" calcext:value-type="float">
            <text:p>5.233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Input torque (Nm)</text:p>
          </table:table-cell>
          <table:table-cell table:style-name="ce10" table:formula="of:=[.B7]*([.B5]/1000)" office:value-type="float" office:value="38.5" calcext:value-type="float">
            <text:p>38.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 power (W)</text:p>
          </table:table-cell>
          <table:table-cell table:style-name="ce11" table:formula="of:=[.B16]*[.B15]" office:value-type="float" office:value="201.483333333333" calcext:value-type="float">
            <text:p>201.483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Front gear radius (mm)</text:p>
          </table:table-cell>
          <table:table-cell table:style-name="ce10" table:formula="of:=(36/4/3.14)*25.4" office:value-type="float" office:value="72.8025477707006" calcext:value-type="float">
            <text:p>72.803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Crank / front gear ratio</text:p>
          </table:table-cell>
          <table:table-cell table:style-name="ce10" table:formula="of:=[.B5]/[.B18]" office:value-type="float" office:value="2.40376202974628" calcext:value-type="float">
            <text:p>2.404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Force on chain (N)</text:p>
          </table:table-cell>
          <table:table-cell table:style-name="ce10" table:formula="of:=[.B7]*[.B19]" office:value-type="float" office:value="528.827646544182" calcext:value-type="float">
            <text:p>528.82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ntermediate power 1 (W)</text:p>
          </table:table-cell>
          <table:table-cell table:style-name="ce12" table:formula="of:=[.B20]*([.B18]/1000)*[.B15]" office:value-type="float" office:value="201.483333333333" calcext:value-type="float">
            <text:p>201.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r gear radius (mm)</text:p>
          </table:table-cell>
          <table:table-cell table:style-name="ce10" table:formula="of:=([.B9]/4/3.14)*25.4" office:value-type="float" office:value="48.5350318471338" calcext:value-type="float">
            <text:p>48.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que on rear gear (Nm)</text:p>
          </table:table-cell>
          <table:table-cell table:style-name="ce10" table:formula="of:=[.B20]*([.B22]/1000)" office:value-type="float" office:value="25.6666666666667" calcext:value-type="float">
            <text:p>25.6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ntermediate power 2 (W)</text:p>
          </table:table-cell>
          <table:table-cell table:style-name="ce12" table:formula="of:=[.B23]*[.B25]" office:value-type="float" office:value="201.483333333333" calcext:value-type="float">
            <text:p>201.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ing speed of rear gear (rad/s)</text:p>
          </table:table-cell>
          <table:table-cell table:style-name="ce10" table:formula="of:=[.B21]/[.B23]" office:value-type="float" office:value="7.85" calcext:value-type="float">
            <text:p>7.8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r wheel / rear gear ratio</text:p>
          </table:table-cell>
          <table:table-cell table:style-name="ce10" table:formula="of:=[.B10]/[.B22]" office:value-type="float" office:value="7.00524934383202" calcext:value-type="float">
            <text:p>7.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e out of rear wheel (N)</text:p>
          </table:table-cell>
          <table:table-cell table:style-name="ce13" table:formula="of:=[.B20]/[.B26]" office:value-type="float" office:value="75.4901960784314" calcext:value-type="float">
            <text:p>75.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nate rear wheel force calculation</text:p>
          </table:table-cell>
          <table:table-cell table:style-name="ce14" table:formula="of:=[.B24]/([.B25]*([.B10]/1000))" office:value-type="float" office:value="75.4901960784314" calcext:value-type="float">
            <text:p>75.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 power (W)</text:p>
          </table:table-cell>
          <table:table-cell table:style-name="ce11" table:formula="of:=[.B27]*([.B10]/1000)*[.B25]" office:value-type="float" office:value="201.483333333333" calcext:value-type="float">
            <text:p>201.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ual gain ratio</text:p>
          </table:table-cell>
          <table:table-cell table:style-name="ce15" table:formula="of:=[.B7]/[.B27]" office:value-type="float" office:value="2.91428571428571" calcext:value-type="float">
            <text:p>2.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cted gain ratio</text:p>
          </table:table-cell>
          <table:table-cell table:style-name="ce15" table:formula="of:=([.B10]/[.B5])*([.B6]/[.B9])" office:value-type="float" office:value="2.91428571428571" calcext:value-type="float">
            <text:p>2.9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cceleration (m/s^2)</text:p>
          </table:table-cell>
          <table:table-cell table:style-name="ce16" table:formula="of:=[.B27]/[.B11]" office:value-type="float" office:value="0.909520434679896" calcext:value-type="float">
            <text:p>0.910</text:p>
          </table:table-cell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Drag data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0" table:default-cell-style-name="Default"/>
        <table:table-row table:style-name="ro1">
          <table:table-cell office:value-type="string" calcext:value-type="string">
            <text:p>How hard do I need to pedal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lling resistance coefficient</text:p>
          </table:table-cell>
          <table:table-cell table:style-name="ce18"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 bike + rider + etc (kg)</text:p>
          </table:table-cell>
          <table:table-cell table:style-name="ce18" office:value-type="float" office:value="90" calcext:value-type="float">
            <text:p>90.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of bike on road (m/s)</text:p>
          </table:table-cell>
          <table:table-cell table:style-name="ce18" office:value-type="float" office:value="2.78" calcext:value-type="float">
            <text:p>2.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 resistance coefficient</text:p>
          </table:table-cell>
          <table:table-cell table:style-name="ce18" office:value-type="float" office:value="0.5" calcext:value-type="float">
            <text:p>0.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al area of bike system (m^2)</text:p>
          </table:table-cell>
          <table:table-cell table:style-name="ce18" office:value-type="float" office:value="0.6" calcext:value-type="float">
            <text:p>0.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of bike through air (m/s)</text:p>
          </table:table-cell>
          <table:table-cell table:style-name="ce18" office:value-type="float" office:value="2.78" calcext:value-type="float">
            <text:p>2.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 density (kg/m^3)</text:p>
          </table:table-cell>
          <table:table-cell table:style-name="ce18" office:value-type="float" office:value="1.226" calcext:value-type="float">
            <text:p>1.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constant (m/s^2)</text:p>
          </table:table-cell>
          <table:table-cell table:style-name="ce18" office:value-type="float" office:value="9.8" calcext:value-type="float">
            <text:p>9.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 (rad/200)</text:p>
          </table:table-cell>
          <table:table-cell table:style-name="ce18" office:value-type="float" office:value="0.05" calcext:value-type="float">
            <text:p>0.050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Power to overcome rolling resistance (watts)</text:p>
          </table:table-cell>
          <table:table-cell table:style-name="ce8" table:formula="of:=[.B3]*[.B4]*[.B5]" office:value-type="float" office:value="1.0008" calcext:value-type="float">
            <text:p>1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o overcome wind resistance (watts)</text:p>
          </table:table-cell>
          <table:table-cell table:style-name="ce8" table:formula="of:=[.B6]*[.B5]*[.B7]*[.B8]*[.B8]*[.B9]" office:value-type="float" office:value="7.9021653456" calcext:value-type="float">
            <text:p>7.9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o overcome hill grade (watts)</text:p>
          </table:table-cell>
          <table:table-cell table:style-name="ce8" table:formula="of:=[.B10]*[.B11]*[.B5]*[.B4]" office:value-type="float" office:value="122.598" calcext:value-type="float">
            <text:p>122.598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Total power required (watts)</text:p>
          </table:table-cell>
          <table:table-cell table:style-name="ce8" table:formula="of:=[.B13]+[.B14]+[.B15]" office:value-type="float" office:value="131.5009653456" calcext:value-type="float">
            <text:p>131.501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Cadence (RPM)</text:p>
          </table:table-cell>
          <table:table-cell table:style-name="ce18" office:value-type="float" office:value="50" calcext:value-type="float">
            <text:p>50.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ence (radians / second)</text:p>
          </table:table-cell>
          <table:table-cell table:style-name="ce8" table:formula="of:=(2*3.141*[.B19])/60" office:value-type="float" office:value="5.235" calcext:value-type="float">
            <text:p>5.235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Crank length (mm)</text:p>
          </table:table-cell>
          <table:table-cell table:style-name="ce18" office:value-type="float" office:value="175" calcext:value-type="float">
            <text:p>175.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nk length (m)</text:p>
          </table:table-cell>
          <table:table-cell table:style-name="ce8" table:formula="of:=[.B22]/1000" office:value-type="float" office:value="0.175" calcext:value-type="float">
            <text:p>0.175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Total force required on each revolution (N)</text:p>
          </table:table-cell>
          <table:table-cell table:style-name="ce19" table:formula="of:=([.B17]/[.B20])/[.B23]" office:value-type="float" office:value="143.540417896684" calcext:value-type="float">
            <text:p>143.540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2:54:52.2343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tlin Johnson</meta:initial-creator>
    <meta:creation-date>2016-01-26T20:36:00</meta:creation-date>
    <dc:date>2016-02-25T14:04:39.830674000</dc:date>
    <meta:generator>LibreOffice/5.0.3.2$MacOSX_X86_64 LibreOffice_project/e5f16313668ac592c1bfb310f4390624e3dbfb75</meta:generator>
    <meta:editing-duration>PT1H40M17S</meta:editing-duration>
    <meta:editing-cycles>25</meta:editing-cycles>
    <meta:document-statistic meta:table-count="2" meta:cell-count="90" meta:object-count="1"/>
    <meta:user-defined meta:name="AppVersion">14.0300</meta:user-defined>
    <meta:user-defined meta:name="Company">IP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